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elmer CL301 Tun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itch</text:p>
          </table:table-cell>
          <table:table-cell table:style-name="ce1" office:value-type="string" table:number-columns-spanned="2" table:number-rows-spanned="1">
            <text:p>Tuning (cent)</text:p>
          </table:table-cell>
          <table:covered-table-cell/>
          <table:table-cell/>
        </table:table-row>
        <table:table-row table:style-name="ro1"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Sheet1.L20" table:end-x="0.811in" table:end-y="0.1772in" draw:z-index="0" draw:style-name="gr1" svg:width="7.8697in" svg:height="2.7504in" svg:x="0.0535in" svg:y="0.0835in">
              <draw:object draw:notify-on-update-of-ranges="Sheet1.A4:Sheet1.A33 Sheet1.B4:Sheet1.B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F#</text:p>
          </table:table-cell>
          <table:table-cell office:value-type="float" office:value="-10">
            <text:p>-10</text:p>
          </table:table-cell>
          <table:table-cell office:value-type="float" office:value="-12">
            <text:p>-12</text:p>
          </table:table-cell>
          <table:table-cell/>
        </table:table-row>
        <table:table-row-group>
          <table:table-row table:style-name="ro1">
            <table:table-cell office:value-type="string">
              <text:p>G</text:p>
            </table:table-cell>
            <table:table-cell office:value-type="float" office:value="-5">
              <text:p>-5</text:p>
            </table:table-cell>
            <table:table-cell table:number-columns-repeated="2"/>
          </table:table-row>
        </table:table-row-group>
        <table:table-row table:style-name="ro1">
          <table:table-cell office:value-type="string">
            <text:p>G#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#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string">
            <text:p>C#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string">
            <text:p>D#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float" office:value="-10">
            <text:p>-10</text:p>
          </table:table-cell>
          <table:table-cell office:value-type="float" office:value="-30">
            <text:p>-3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-15">
            <text:p>-15</text:p>
          </table:table-cell>
          <table:table-cell office:value-type="float" office:value="-30">
            <text:p>-30</text:p>
          </table:table-cell>
          <table:table-cell/>
        </table:table-row>
        <table:table-row table:style-name="ro1">
          <table:table-cell office:value-type="string">
            <text:p>F#</text:p>
          </table:table-cell>
          <table:table-cell office:value-type="float" office:value="-5">
            <text:p>-5</text:p>
          </table:table-cell>
          <table:table-cell office:value-type="float" office:value="-20">
            <text:p>-20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string">
            <text:p>G#</text:p>
          </table:table-cell>
          <table:table-cell table:number-columns-repeated="2" office:value-type="float" office:value="-10">
            <text:p>-10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string">
            <text:p>A#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#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#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#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G#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A#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table-centering="horizontal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21:4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6T21:11:07</meta:creation-date>
    <dc:date>2012-04-02T21:48:42</dc:date>
    <meta:editing-duration>PT01H13M47S</meta:editing-duration>
    <meta:editing-cycles>13</meta:editing-cycles>
    <meta:generator>OpenOffice.org/3.2$Linux OpenOffice.org_project/320m12$Build-9483</meta:generator>
    <meta:document-statistic meta:table-count="3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9cm" svg:height="6.987cm" xlink:href=".." chart:class="chart:line" chart:style-name="ch1">
        <chart:plot-area chart:style-name="ch2" table:cell-range-address="Sheet1.A4:Sheet1.B33" chart:data-source-has-labels="column" svg:x="0.399cm" svg:y="0.139cm" svg:width="19.192cm" svg:height="6.709cm">
          <chart:axis chart:dimension="x" chart:name="primary-x" chart:style-name="ch3">
            <chart:categories table:cell-range-address="Sheet1.A4:Sheet1.A33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secondary-y" chart:style-name="ch6" chart:values-cell-range-address="Sheet1.B4:Sheet1.B33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33">E</text:p>
              </table:table-cell>
              <table:table-cell office:value-type="float" office:value="6">
                <text:p text:id="Sheet1.B4:Sheet1.B33">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#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G#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#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#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F#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#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#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#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#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#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